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Heading_20_3">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style:style>
    <style:style style:name="P3" style:family="paragraph" style:parent-style-name="Standard">
      <style:paragraph-properties fo:margin-top="0cm" fo:margin-bottom="0.353cm" style:contextual-spacing="false" fo:line-height="115%"/>
      <style:text-properties style:font-name="Calibri" fo:font-size="11pt" fo:language="es" fo:country="AR" style:font-size-asian="11pt"/>
    </style:style>
    <style:style style:name="P4" style:family="paragraph" style:parent-style-name="Standard">
      <style:paragraph-properties fo:margin-top="0cm" fo:margin-bottom="0.353cm" style:contextual-spacing="false" fo:line-height="115%"/>
      <style:text-properties style:font-name="Calibri" fo:font-size="11pt" fo:language="es" fo:country="AR" fo:font-style="normal" style:font-size-asian="11pt" style:font-style-asian="normal"/>
    </style:style>
    <style:style style:name="P5" style:family="paragraph" style:parent-style-name="Standard">
      <style:paragraph-properties fo:margin-top="0cm" fo:margin-bottom="0.353cm" style:contextual-spacing="false" fo:line-height="115%"/>
      <style:text-properties style:font-name="Calibri" fo:font-size="11pt" fo:language="es" fo:country="AR" style:font-size-asian="11pt"/>
    </style:style>
    <style:style style:name="P6" style:family="paragraph" style:parent-style-name="Standard">
      <style:paragraph-properties fo:margin-top="0cm" fo:margin-bottom="0.353cm" style:contextual-spacing="false" fo:line-height="115%"/>
      <style:text-properties style:font-name="Calibri" fo:font-size="11pt" fo:language="es" fo:country="AR" fo:font-style="normal" style:font-size-asian="11pt" style:font-style-asian="normal"/>
    </style:style>
    <style:style style:name="P7" style:family="paragraph" style:parent-style-name="Standard">
      <style:paragraph-properties fo:margin-top="0cm" fo:margin-bottom="0.353cm" style:contextual-spacing="false" fo:line-height="115%"/>
      <style:text-properties style:font-name="Calibri" fo:font-size="11pt" fo:language="es" fo:country="AR" fo:font-style="normal" officeooo:rsid="0011bcee" officeooo:paragraph-rsid="0011bcee" style:font-size-asian="11pt" style:font-style-asian="normal"/>
    </style:style>
    <style:style style:name="T1" style:family="text">
      <style:text-properties style:font-name="Calibri" fo:font-size="11pt" fo:language="es" fo:country="AR" style:font-size-asian="11pt"/>
    </style:style>
    <style:style style:name="T2" style:family="text">
      <style:text-properties style:font-name="Calibri" fo:font-size="11pt" fo:language="es" fo:country="AR" officeooo:rsid="0010a8c8" style:font-size-asian="11pt"/>
    </style:style>
    <style:style style:name="T3" style:family="text">
      <style:text-properties style:font-name="Calibri" fo:font-size="11pt" fo:language="es" fo:country="AR" fo:font-style="italic" style:font-size-asian="11pt" style:font-style-asian="italic"/>
    </style:style>
    <style:style style:name="T4" style:family="text">
      <style:text-properties style:font-name="Calibri" fo:font-size="11pt" fo:language="es" fo:country="AR" fo:font-style="normal" style:font-size-asian="11pt" style:font-style-asian="normal"/>
    </style:style>
    <style:style style:name="T5" style:family="text">
      <style:text-properties officeooo:rsid="0010eb06"/>
    </style:style>
    <style:style style:name="T6" style:family="text">
      <style:text-properties officeooo:rsid="0011bce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i nombre es Mauro Donnantuoni Moratto. Soy profesor de Filosofía, Lógica, Epistemología e Historia de la Ciencia… </text:span><text:span text:style-name="T2">y</text:span><text:span text:style-name="T1"> programador aficionado.</text:span></text:p>
      <text:p text:style-name="P2"><text:span text:style-name="T1">En 2020 </text:span><text:span text:style-name="T2">comencé a cursar</text:span><text:span text:style-name="T1"> la Tecnicatura en Programación Informática de la Universidad de San Martín, como un modo de retomar un antiguo hobby que había cultivado de niño. Nunca me imaginé que aquel entretenimiento infantil volvería a mi vida convertido en una verdadera pasión.</text:span></text:p>
      <text:p text:style-name="P2"><text:span text:style-name="T1">Escribo código por placer. Me gusta pensar, diseñar, resolver, implementar... Lo que publico en este sitio no tiene ninguna utilidad, pretensión o importancia, más allá de la satisfacción personal de haber puesto en obra unas cuantas ideas borrosas que poco a poco fueron ganando forma definida. Se trata de simples ejercicios, pequeños proyectos o pruebas medianamente elaboradas que por algún motivo u otro me pareció interesante comentar. Son sólo mis ensayos, mis tentativas, los relatos de mi propia experiencia en ese medio sutil y poderoso que son los lenguajes de programación. Todavía estoy un poco lejos de los frameworks, templates, libraries, Copilots, CMSes y demases, que dominan la práctica especializada de este arte. Todavía </text:span><text:span text:style-name="T2">exploro</text:span><text:span text:style-name="T1"> la materia prima, donde -casi- todo es manual y cada pieza es una </text:span><text:span text:style-name="T2">pequeña </text:span><text:span text:style-name="T1">artesanía.</text:span></text:p>
      <text:p text:style-name="P3"/>
      <text:p text:style-name="P3">Escribí tu código, escribí tu mundo</text:p>
      <text:p text:style-name="P2"><text:span text:style-name="T1">No soy el primero en decir que la programación es un arte. Y es un arte porque existe una zona de indeterminación entre el lenguaje y la máquina, entre la creatividad y la técnica, entre el deseo y la realidad: el dicho y el hecho. El código es la textura que puebla ese espacio de libertad con objetos que nunca coinciden totalmente ni con la mente de su autor, ni con la mecánica pura de las leyes electromagnéticas, porque se realizan pura y simplemente en la experiencia alucinada del usuario. ¿Qué me importa a mí, que le estoy aplicando cursivas </text:span><text:span text:style-name="T3">a este texto</text:span><text:span text:style-name="T4">, los ciclos y condicionales que tuvo que enlazar el equipo de desarrollo de este editor para que pueda gozar de esta funcionalidad? Para mí, mi editor es mi modo actual de expandir mis capacidades comunicativas, de embellecer mi palabra ante los demás. Cuando yo escribo este texto, el editor no es nada para mí, sino yo mismo haciendo uso de mis facultades. Es un elemento de mi mundo. </text:span></text:p>
      <text:p text:style-name="P4"/>
      <text:p text:style-name="P4"><text:s/>Entonces, como todo objeto artístico, el software gana su sentido en el acto de su consumo, y el código es la gramática coordinar la lucha entre la subjetividad planificadora del programador y la mecánica implacable del hardware en función de un significado trascendente. Pensemos por ejemplo en una aplicación ofimática. ¿Qué </text:p>
      <text:p text:style-name="P4"/>
      <text:p text:style-name="P2"><text:span text:style-name="T4">; porque un software se va despegando de la voluntad subjetiva del programador en la medida en que debe adecuarse a las condiciones del hardware, pero tampoco es un simple conjunto de reglas que coordinan señales eléctricas. Más bien, es la gramática que le da sentido a la interacción entre las personas y el fierro. Y Pero ese sentido no se realiza en la lucha entre el programador y el fierro, sino en </text:span><text:soft-page-break/><text:span text:style-name="T4">la experiencia alucinada del usuario. ¿Qué me importa a mí, que le estoy poniendo cursivas a este texto, los ciclos y condicionales que tuvo que enlazar el equipo de desarrollo de este editor para que pueda hacer eso? Para mí, el código es un tipo de literatura, en que la fantasía modela un universo imaginario que gradualmente va cobrando densidad, espesor y fuerza, acomodándose a la realidad como un elemento que se independiza de sus creadores y compone un mundo; un mundo que, además, es cada vez más preponderante para la sociedad contemporánea. Por eso, creo que escribir código es también la posibilidad de reescribir nuestro mundo, con la potencia y las limitaciones propias de la condición humana.</text:span></text:p>
      <text:p text:style-name="P4">En este blog presento algunos ejercicios de iniciación en esa atmósfera extraña que conforman los lenguajes y los algoritmos de programación, con ingeniosas soluciones y problemas no resueltos, con proezas lógicas y mamarrachos técnicos. En esta travesía exploratoria, soy un aprendiz, un novato, un aventurero al acaso. Y aun así, siempre me sorprendo de hasta dónde puede llegar una gran motivación. Compartiendo mi contacto humano con la máquina -mi humanidad en el código-, espero poder fraternizar con los que disfrutan, como yo, de esta inmensa puerta de entrada al mundo nuevo.</text:p>
      <text:p text:style-name="P4"/>
      <text:p text:style-name="P4">Este blog</text:p>
      <text:p text:style-name="P4">Presentación</text:p>
      <text:p text:style-name="P4">Espero que este blog pueda presentarse a sí mismo. No es más que <text:span text:style-name="T6">lo que se ve: un tablón donde presentar algunos comentarios sobre mis trabajos y especulaciones en programación</text:span>, intentando hacer foco en los aprendizajes realizados, las dificultades encontradas y las soluciones alcanzadas. <text:s/>En todo caso, se trata del primer sitio web que <text:span text:style-name="T6">instalé</text:span> en <text:span text:style-name="T6">un servidor remoto</text:span>, de modo que, más allá de aciertos y errores, es para mí una gran <text:span text:style-name="T6">fuente de</text:span> experiencia<text:span text:style-name="T6">s</text:span> y conocimiento<text:span text:style-name="T6">s</text:span> <text:span text:style-name="T6">prácticos</text:span>.</text:p>
      <text:p text:style-name="P4"/>
      <text:p text:style-name="P4">Implementaciones especiales</text:p>
      <text:p text:style-name="P4">AJAX: Todo lo que sucede dentro de este blog, se despliega dentro de un mismo documento HTML. Los únicos elementos permanentes son el header, las barras de navegación y un contenedor principal en el main donde se cargan todas la publicaciones, a las cuales accede mediante el método XMLHttpRequest(). No he visto implementada esta técnica en otros sitios web, a pesar de que muestra gran elegancia. Supongo que no es buena desde el punto de vista del rendimiento. Sin embargo, como en este caso lo que hay que cargar en cada oportunidad no es mucho, considero que la página funciona suficientemente rápido. O quizá no es muy segura. Invito a los hackers a que me lo demuestren.</text:p>
      <text:p text:style-name="P4">PHP: Todavía de PHP tiene muy poco, concentrado en la sección de "Contacto". Los mensajes enviados por formulario son almacenados en un archivo de texto plano en el servidor, y se remite un mail a una casilla personal notificando el ingreso de los mismos.</text:p>
      <text:p text:style-name="P7">Menúes de navegación:</text:p>
      <text:p text:style-name="P4"><text:soft-page-break/>Animaciones CSS</text:p>
      <text:p text:style-name="P4"/>
      <text:p text:style-name="P4"/>
      <text:h text:style-name="P1" text:outline-level="3">¡Hola código, hola mundo! <text:span text:style-name="T5">(primera versión)</text:span></text:h>
      <text:section text:style-name="Sect1" text:name="contenedor_princ">
        <text:p text:style-name="Text_20_body">Escribo código por placer. Me gusta pensar, diseñar, resolver, implementar... Lo que publico en este sitio no tiene ninguna utilidad, pretensión o importancia, más allá de la satisfacción personal de haber puesto en obra unas cuantas ideas borrosas que poco a poco fueron ganando forma definida. <text:bookmark text:name="codigo1"/><text:s/></text:p>
        <text:p text:style-name="Text_20_body">No soy el primero en decir que <text:span text:style-name="Emphasis">la programación es un arte</text:span>. Y es un arte porque existe una zona de indeterminación entre el lenguaje y la máquina, entre la creatividad y la técnica, entre el deseo y la realidad. El código es la textura que puebla ese espacio de libertad con objetos que nunca coinciden totalmente ni con la mente de su autor, ni con la mecánica pura de las leyes electromagnéticas; porque un <text:span text:style-name="Emphasis">software</text:span> se va despegando de la voluntad subjetiva del programador en la medida en que debe adecuarse a las condiciones del <text:span text:style-name="Emphasis">hardware</text:span>, pero tampoco es un simple conjunto de reglas que coordinan señales eléctricas. Más bien, es la gramática que le da sentido a la interacción entre las personas y el fierro. Para mí, el código es un tipo de literatura, en que la fantasía modela un universo imaginario que gradualmente va cobrando densidad, espesor y fuerza, acomodándose a la realidad como un elemento que se independiza de sus <text:bookmark text:name="codigo2"/><text:s/>creadores y compone un mundo; un mundo que, además, es cada vez más preponderante para la sociedad contemporánea. Por eso, creo que escribir código es también la posibilidad de reescribir nuestro mundo, con la potencia y las limitaciones propias de la condición humana.</text:p>
        <text:p text:style-name="Text_20_body">En este blog presento algunos ejercicios de iniciación en esa atmósfera extraña que conforman los lenguajes y los algoritmos de programación, con ingeniosas soluciones y problemas no resueltos, con proezas lógicas y mamarrachos técnicos. Son sólo mis ensayos, mis tentativas, los relatos de mi propia experiencia en ese medio sutil y poderoso. Todavía estoy un poco lejos de los <text:span text:style-name="Emphasis">frameworks</text:span>, <text:span text:style-name="Emphasis">templates</text:span>, <text:span text:style-name="Emphasis">libraries</text:span>, <text:span text:style-name="Emphasis">Copilots</text:span>, <text:span text:style-name="Emphasis">CMSes</text:span> y demases, que estructuran la práctica especializada de este arte. Todavía necesito permanecer cerca de los fundamentos, donde -casi- todo es manual y cada pieza es una artesanía; donde cada fragmento debe ser cincelado para integrar una unidad, jugando, imaginando y variando.</text:p>
        <text:p text:style-name="Text_20_body">En esta travesía exploratoria, soy un aprendiz, un novato, un aventurero al acaso. Y aun así, siempre me sorprendo de hasta dónde puede llegar una gran motivación. Compartiendo mi contacto humano con la máquina -mi humanidad en el código-, espero poder fraternizar con los que disfrutan, como yo, de esta inmensa puerta de entrada al mundo nuevo.</text:p>
      </text:section>
      <text:p text:style-name="P4"/>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4T13:43:35.275110341</dc:date>
    <meta:editing-duration>PT14M42S</meta:editing-duration>
    <meta:editing-cycles>3</meta:editing-cycles>
    <meta:generator>LibreOffice/7.2.4.1$Linux_X86_64 LibreOffice_project/20$Build-1</meta:generator>
    <meta:document-statistic meta:table-count="0" meta:image-count="0" meta:object-count="0" meta:page-count="3" meta:paragraph-count="21" meta:word-count="1377" meta:character-count="8360" meta:non-whitespace-character-count="6997"/>
  </office:meta>
</office:document-meta>
</file>